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cm"/>
    </style:style>
    <style:style style:name="gr6" style:family="graphic" style:parent-style-name="standard">
      <style:graphic-properties draw:stroke="none" svg:stroke-color="#000000" draw:fill="none" draw:fill-color="#ffffff" fo:min-height="3cm"/>
    </style:style>
    <style:style style:name="gr7" style:family="graphic" style:parent-style-name="standard">
      <style:graphic-properties draw:stroke="none" svg:stroke-color="#000000" draw:fill="none" draw:fill-color="#ffffff" fo:min-height="2.2cm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gr9" style:family="graphic" style:parent-style-name="standard">
      <style:graphic-properties draw:stroke="none" svg:stroke-color="#000000" draw:fill="none" draw:fill-color="#ffffff" fo:min-height="1.9cm"/>
    </style:style>
    <style:style style:name="gr10" style:family="graphic" style:parent-style-name="standard">
      <style:graphic-properties draw:stroke="none" svg:stroke-color="#000000" draw:fill="none" draw:fill-color="#ffffff" fo:min-height="2.3cm"/>
    </style:style>
    <style:style style:name="gr11" style:family="graphic" style:parent-style-name="standard">
      <style:graphic-properties draw:stroke="none" svg:stroke-color="#000000" draw:fill="none" draw:fill-color="#ffffff" fo:min-height="0.852cm"/>
    </style:style>
    <style:style style:name="gr12" style:family="graphic" style:parent-style-name="standard">
      <style:graphic-properties draw:stroke="none" svg:stroke-color="#000000" draw:fill="none" draw:fill-color="#ffffff" fo:min-height="1.2cm"/>
    </style:style>
    <style:style style:name="gr13" style:family="graphic" style:parent-style-name="standard">
      <style:graphic-properties draw:stroke="none" svg:stroke-color="#000000" draw:fill="none" draw:fill-color="#ffffff" fo:min-height="1.8cm"/>
    </style:style>
    <style:style style:name="gr14" style:family="graphic" style:parent-style-name="standard">
      <style:graphic-properties draw:stroke="none" svg:stroke-color="#000000" draw:fill="none" draw:fill-color="#ffffff" fo:min-height="0.4cm"/>
    </style:style>
    <style:style style:name="gr15" style:family="graphic" style:parent-style-name="standard">
      <style:graphic-properties draw:stroke="none" svg:stroke-color="#000000" draw:fill="none" draw:fill-color="#ffffff" fo:min-height="0.7cm"/>
    </style:style>
    <style:style style:name="gr16" style:family="graphic" style:parent-style-name="standard">
      <style:graphic-properties draw:stroke="none" svg:stroke-color="#000000" draw:fill="none" draw:fill-color="#ffffff" fo:min-height="1.3cm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3.9cm" svg:height="3.9cm" svg:x="1.6cm" svg:y="0.5cm">
          <text:p text:style-name="P1">O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9cm" svg:height="3.9cm" svg:x="1.6cm" svg:y="16.1cm">
          <text:p text:style-name="P1">S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9cm" svg:height="3.9cm" svg:x="13.4cm" svg:y="0.5cm">
          <text:p text:style-name="P1">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9cm" svg:height="3.9cm" svg:x="13.4cm" svg:y="16.1cm">
          <text:p text:style-name="P1">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9cm" svg:height="3.9cm" svg:x="22.8cm" svg:y="8cm">
          <text:p text:style-name="P1">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cm" svg:y1="19.4cm" svg:x2="14cm" svg:y2="19.4cm">
          <text:p/>
        </draw:line>
        <draw:line draw:style-name="gr2" draw:text-style-name="P1" draw:layer="layout" svg:x1="14cm" svg:y1="16.6cm" svg:x2="5cm" svg:y2="16.6cm">
          <text:p/>
        </draw:line>
        <draw:line draw:style-name="gr2" draw:text-style-name="P1" draw:layer="layout" svg:x1="3.6cm" svg:y1="16.2cm" svg:x2="3.5cm" svg:y2="4.4cm">
          <text:p/>
        </draw:line>
        <draw:line draw:style-name="gr2" draw:text-style-name="P1" draw:layer="layout" svg:x1="13.4cm" svg:y1="2.5cm" svg:x2="5.4cm" svg:y2="2.5cm">
          <text:p/>
        </draw:line>
        <draw:line draw:style-name="gr2" draw:text-style-name="P1" draw:layer="layout" svg:x1="14cm" svg:y1="16.6cm" svg:x2="4.9cm" svg:y2="3.7cm">
          <text:p/>
        </draw:line>
        <draw:line draw:style-name="gr2" draw:text-style-name="P1" draw:layer="layout" svg:x1="14.1cm" svg:y1="16.6cm" svg:x2="13.9cm" svg:y2="3.8cm">
          <text:p/>
        </draw:line>
        <draw:line draw:style-name="gr2" draw:text-style-name="P1" draw:layer="layout" svg:x1="16.7cm" svg:y1="3.8cm" svg:x2="16.7cm" svg:y2="16.7cm">
          <text:p/>
        </draw:line>
        <draw:line draw:style-name="gr2" draw:text-style-name="P1" draw:layer="layout" svg:x1="13.4cm" svg:y1="2.5cm" svg:x2="3.5cm" svg:y2="16.2cm">
          <text:p/>
        </draw:line>
        <draw:line draw:style-name="gr2" draw:text-style-name="P1" draw:layer="layout" svg:x1="5.5cm" svg:y1="18.1cm" svg:x2="15.5cm" svg:y2="4.3cm">
          <text:p/>
        </draw:line>
        <draw:line draw:style-name="gr2" draw:text-style-name="P1" draw:layer="layout" svg:x1="15.3cm" svg:y1="16.1cm" svg:x2="22.8cm" svg:y2="9.9cm">
          <text:p/>
        </draw:line>
        <draw:line draw:style-name="gr2" draw:text-style-name="P1" draw:layer="layout" svg:x1="24.7cm" svg:y1="11.8cm" svg:x2="17.2cm" svg:y2="18.1cm">
          <text:p/>
        </draw:line>
        <draw:line draw:style-name="gr2" draw:text-style-name="P1" draw:layer="layout" svg:x1="23.1cm" svg:y1="8.8cm" svg:x2="16.9cm" svg:y2="3.6cm">
          <text:p/>
        </draw:line>
        <draw:line draw:style-name="gr2" draw:text-style-name="P1" draw:layer="layout" svg:x1="16.8cm" svg:y1="1cm" svg:x2="24.8cm" svg:y2="8cm">
          <text:p/>
        </draw:line>
        <draw:line draw:style-name="gr2" draw:text-style-name="P1" draw:layer="layout" svg:x1="23cm" svg:y1="9cm" svg:x2="5.4cm" svg:y2="3.2cm">
          <text:p/>
        </draw:line>
        <draw:line draw:style-name="gr2" draw:text-style-name="P1" draw:layer="layout" svg:x1="3.5cm" svg:y1="4.5cm" svg:x2="23.3cm" svg:y2="11.1cm">
          <text:p/>
        </draw:line>
        <draw:line draw:style-name="gr2" draw:text-style-name="P1" draw:layer="layout" svg:x1="5.5cm" svg:y1="18.1cm" svg:x2="23.7cm" svg:y2="11.5cm">
          <text:p/>
        </draw:line>
        <draw:line draw:style-name="gr2" draw:text-style-name="P1" draw:layer="layout" svg:x1="22.8cm" svg:y1="9.9cm" svg:x2="4.2cm" svg:y2="16.2cm">
          <text:p/>
        </draw:line>
        <draw:frame draw:style-name="gr3" draw:text-style-name="P2" draw:layer="layout" svg:width="5.4cm" svg:height="1.75cm" draw:transform="rotate (-1.59784893020169) translate (3.5cm 7.502cm)">
          <draw:text-box>
            <text:p text:style-name="P2"><text:span text:style-name="T1">0 - - - / - - 0</text:span></text:p>
          </draw:text-box>
        </draw:frame>
        <draw:frame draw:style-name="gr3" draw:text-style-name="P2" draw:layer="layout" svg:width="5.4cm" svg:height="1.75cm" draw:transform="rotate (-0.00157079632798076) translate (7.994cm 1.815cm)">
          <draw:text-box>
            <text:p text:style-name="P2"><text:span text:style-name="T1">0 - - -/ - - 0</text:span></text:p>
          </draw:text-box>
        </draw:frame>
        <draw:frame draw:style-name="gr3" draw:text-style-name="P2" draw:layer="layout" svg:width="5.4cm" svg:height="1.75cm" draw:transform="rotate (-0.978257045743824) translate (6.484cm 5.843cm)">
          <draw:text-box>
            <text:p text:style-name="P2"><text:span text:style-name="T1">0 - - -/ - - 0</text:span></text:p>
          </draw:text-box>
        </draw:frame>
        <draw:frame draw:style-name="gr3" draw:text-style-name="P2" draw:layer="layout" svg:width="5.4cm" svg:height="1.75cm" draw:transform="rotate (-0.360235957612748) translate (7.217cm 3cm)">
          <draw:text-box>
            <text:p text:style-name="P2"><text:span text:style-name="T1">0 - - -/ - - 0</text:span></text:p>
          </draw:text-box>
        </draw:frame>
        <draw:ellipse draw:style-name="gr4" draw:text-style-name="P1" draw:layer="layout" svg:width="1.7cm" svg:height="1.3cm" svg:x="0.7cm" svg:y="0.6cm" draw:kind="arc" draw:start-angle="30.36" draw:end-angle="270.83">
          <text:p/>
        </draw:ellipse>
        <draw:ellipse draw:style-name="gr4" draw:text-style-name="P1" draw:layer="layout" svg:width="1.3cm" svg:height="1.8cm" svg:x="1.4cm" svg:y="18.4cm" draw:kind="arc" draw:start-angle="123.88" draw:end-angle="326.16">
          <text:p/>
        </draw:ellipse>
        <draw:line draw:style-name="gr2" draw:text-style-name="P1" draw:layer="layout" svg:x1="2.5cm" svg:y1="20cm" svg:x2="2.6cm" svg:y2="19.7cm">
          <text:p/>
        </draw:line>
        <draw:line draw:style-name="gr2" draw:text-style-name="P1" draw:layer="layout" svg:x1="1.3cm" svg:y1="1.8cm" svg:x2="1.6cm" svg:y2="1.9cm">
          <text:p/>
        </draw:line>
        <draw:ellipse draw:style-name="gr4" draw:text-style-name="P1" draw:layer="layout" svg:width="1.9cm" svg:height="1.6cm" svg:x="15.8cm" svg:y="18.9cm" draw:kind="arc" draw:start-angle="202.74" draw:end-angle="66.3">
          <text:p/>
        </draw:ellipse>
        <draw:circle draw:style-name="gr4" draw:text-style-name="P1" draw:layer="layout" svg:width="2cm" svg:height="2cm" svg:x="26cm" svg:y="9.7cm" draw:kind="arc" draw:start-angle="213.28" draw:end-angle="102.64">
          <text:p/>
        </draw:circle>
        <draw:ellipse draw:style-name="gr4" draw:text-style-name="P1" draw:layer="layout" svg:width="2.1cm" svg:height="1.9cm" svg:x="16.3cm" svg:y="0.6cm" draw:kind="arc" draw:start-angle="268.14" draw:end-angle="132.64">
          <text:p/>
        </draw:ellipse>
        <draw:line draw:style-name="gr2" draw:text-style-name="P1" draw:layer="layout" svg:x1="17.3cm" svg:y1="19.1cm" svg:x2="17.1cm" svg:y2="18.9cm">
          <text:p/>
        </draw:line>
        <draw:line draw:style-name="gr2" draw:text-style-name="P1" draw:layer="layout" svg:x1="17.6cm" svg:y1="2.5cm" svg:x2="17.3cm" svg:y2="2.5cm">
          <text:p/>
        </draw:line>
        <draw:line draw:style-name="gr2" draw:text-style-name="P1" draw:layer="layout" svg:x1="26.4cm" svg:y1="11.5cm" svg:x2="26.1cm" svg:y2="11.3cm">
          <text:p/>
        </draw:line>
        <draw:frame draw:style-name="gr3" draw:text-style-name="P2" draw:layer="layout" svg:width="5.4cm" svg:height="1.75cm" draw:transform="rotate (-0.00157079632798076) translate (0cm 0.042cm)">
          <draw:text-box>
            <text:p text:style-name="P2"><text:span text:style-name="T1">0 - - -/ - - 0</text:span></text:p>
          </draw:text-box>
        </draw:frame>
        <draw:frame draw:style-name="gr3" draw:text-style-name="P2" draw:layer="layout" svg:width="5.4cm" svg:height="1.75cm" draw:transform="rotate (-0.267035375556269) translate (17.892cm 8.614cm)">
          <draw:text-box>
            <text:p text:style-name="P2"><text:span text:style-name="T1">1 - - - / 000</text:span></text:p>
          </draw:text-box>
        </draw:frame>
        <draw:frame draw:style-name="gr5" draw:text-style-name="P2" draw:layer="layout" svg:width="5.6cm" svg:height="1.15cm" draw:transform="rotate (0.247836753783148) translate (4.9cm 15.085cm)">
          <draw:text-box>
            <text:p text:style-name="P2"><text:span text:style-name="T1">1001/011</text:span></text:p>
          </draw:text-box>
        </draw:frame>
        <draw:frame draw:style-name="gr6" draw:text-style-name="P2" draw:layer="layout" svg:width="3.6cm" svg:height="3.25cm" draw:transform="rotate (0.7271041663807) translate (18.25cm 16.293cm)">
          <draw:text-box>
            <text:p text:style-name="P2"><text:span text:style-name="T1">1011/111</text:span></text:p>
          </draw:text-box>
        </draw:frame>
        <draw:frame draw:style-name="gr7" draw:layer="layout" svg:width="3.3cm" svg:height="2.45cm" draw:transform="rotate (-0.713490598216334) translate (18.705cm 4.988cm)">
          <draw:text-box>
            <text:p text:style-name="P2"><text:span text:style-name="T1">1010/101</text:span></text:p>
          </draw:text-box>
        </draw:frame>
        <draw:frame draw:style-name="gr8" draw:text-style-name="P2" draw:layer="layout" svg:width="2.6cm" svg:height="1.385cm" svg:x="27.361cm" svg:y="11.069cm">
          <draw:text-box>
            <text:p text:style-name="P2"><text:span text:style-name="T1">1- 00/000</text:span></text:p>
            <text:p text:style-name="P2"><text:span text:style-name="T1">11- -/000</text:span></text:p>
          </draw:text-box>
        </draw:frame>
        <draw:frame draw:style-name="gr9" draw:text-style-name="P2" draw:layer="layout" svg:width="6.1cm" svg:height="2.15cm" draw:transform="skewX (-1.41934734711007E-016) rotate (-0.701971425153174) translate (20.542cm 3.4cm)">
          <draw:text-box>
            <text:p text:style-name="P2"><text:span text:style-name="T1">1- 00/000</text:span></text:p>
            <text:p text:style-name="P2"><text:span text:style-name="T1">11--/000</text:span></text:p>
          </draw:text-box>
        </draw:frame>
        <draw:frame draw:style-name="gr10" draw:layer="layout" svg:width="4.1cm" svg:height="2.55cm" draw:transform="rotate (0.641757565958194) translate (18.9cm 12.154cm)">
          <draw:text-box>
            <text:p text:style-name="P2"><text:span text:style-name="T1">1- 00/000</text:span></text:p>
            <text:p text:style-name="P2"><text:span text:style-name="T1">11--/000</text:span></text:p>
          </draw:text-box>
        </draw:frame>
        <draw:frame draw:style-name="gr11" draw:text-style-name="P2" draw:layer="layout" svg:width="3.3cm" svg:height="1.385cm" draw:transform="rotate (0.301941960594962) translate (13.837cm 14.278cm)">
          <draw:text-box>
            <text:p text:style-name="P2"><text:span text:style-name="T1">1- 00/000</text:span></text:p>
            <text:p text:style-name="P2"><text:span text:style-name="T1">11--/000</text:span></text:p>
          </draw:text-box>
        </draw:frame>
        <draw:frame draw:style-name="gr12" draw:text-style-name="P2" draw:layer="layout" svg:width="5.3cm" svg:height="1.45cm" svg:x="18.2cm" svg:y="0.7cm">
          <draw:text-box>
            <text:p text:style-name="P2"><text:span text:style-name="T1">1010/101</text:span></text:p>
          </draw:text-box>
        </draw:frame>
        <draw:frame draw:style-name="gr13" draw:text-style-name="P2" draw:layer="layout" svg:width="4.3cm" svg:height="2.05cm" draw:transform="rotate (0.967261471455075) translate (5.1cm 12.84cm)">
          <draw:text-box>
            <text:p text:style-name="P2"><text:span text:style-name="T1">1001/010</text:span></text:p>
          </draw:text-box>
        </draw:frame>
        <draw:frame draw:style-name="gr13" draw:text-style-name="P2" draw:layer="layout" svg:width="5.6cm" svg:height="2.05cm" draw:transform="rotate (-1.55997528543342) translate (16.75cm 9.078cm)">
          <draw:text-box>
            <text:p text:style-name="P2"><text:span text:style-name="T1">1011/110</text:span></text:p>
          </draw:text-box>
        </draw:frame>
        <draw:frame draw:style-name="gr9" draw:text-style-name="P2" draw:layer="layout" svg:width="3.4cm" svg:height="2.15cm" draw:transform="rotate (1.03096598915286) translate (10.208cm 10.317cm)">
          <draw:text-box>
            <text:p text:style-name="P2"><text:span text:style-name="T1">1010/100</text:span></text:p>
          </draw:text-box>
        </draw:frame>
        <draw:frame draw:style-name="gr14" draw:text-style-name="P2" draw:layer="layout" svg:width="4.5cm" svg:height="0.818cm" svg:x="2.5cm" svg:y="20cm">
          <draw:text-box>
            <text:p text:style-name="P2"><text:span text:style-name="T1">1001/011</text:span></text:p>
          </draw:text-box>
        </draw:frame>
        <draw:frame draw:style-name="gr15" draw:text-style-name="P2" draw:layer="layout" svg:width="3.4cm" svg:height="0.95cm" svg:x="17.6cm" svg:y="19.9cm">
          <draw:text-box>
            <text:p text:style-name="P2"><text:span text:style-name="T1">1011/111</text:span></text:p>
          </draw:text-box>
        </draw:frame>
        <draw:frame draw:style-name="gr15" draw:text-style-name="P2" draw:layer="layout" svg:width="3.6cm" svg:height="0.95cm" svg:x="7.8cm" svg:y="19.35cm">
          <draw:text-box>
            <text:p text:style-name="P2"><text:span text:style-name="T1">1011/110</text:span></text:p>
          </draw:text-box>
        </draw:frame>
        <draw:frame draw:style-name="gr15" draw:text-style-name="P2" draw:layer="layout" svg:width="3.2cm" svg:height="0.95cm" svg:x="10cm" svg:y="16.55cm">
          <draw:text-box>
            <text:p text:style-name="P2"><text:span text:style-name="T1">1001/010</text:span></text:p>
          </draw:text-box>
        </draw:frame>
        <draw:frame draw:style-name="gr16" draw:text-style-name="P2" draw:layer="layout" svg:width="2.8cm" svg:height="1.55cm" draw:transform="rotate (-1.59051854734332) translate (13.9cm 9.001cm)">
          <draw:text-box>
            <text:p text:style-name="P2"><text:span text:style-name="T1">1010/1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16T20:59:10.03</meta:creation-date>
    <dc:date>2015-02-12T23:38:03.89</dc:date>
    <meta:editing-duration>PT22H21M23S</meta:editing-duration>
    <meta:editing-cycles>14</meta:editing-cycles>
    <meta:generator>OpenOffice/4.0.1$Win32 OpenOffice.org_project/401m5$Build-9714</meta:generator>
    <meta:print-date>2015-01-21T09:06:31.90</meta:print-date>
    <dc:creator>a b</dc:creator>
    <meta:document-statistic meta:object-count="54"/>
  </office:meta>
</office:document-meta>
</file>